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text-line-through-style="none" style:font-name="Calibri" fo:font-size="11.5pt" fo:font-style="italic" style:text-underline-style="none" fo:font-weight="normal" style:font-name-asian="Calibri" style:font-size-asian="11.5pt" style:font-style-asian="italic" style:font-weight-asian="normal" style:font-name-complex="Calibri" style:font-size-complex="11.5pt" style:font-style-complex="italic" style:font-weight-complex="normal"/>
    </style:style>
    <style:style style:name="P2" style:family="paragraph" style:parent-style-name="Standard">
      <style:paragraph-properties style:text-autospace="none"/>
      <style:text-properties fo:color="#000000" style:text-line-through-style="none" style:font-name="Calibri" fo:font-size="11.5pt" fo:font-style="normal" style:text-underline-style="none" fo:font-weight="bold" style:font-name-asian="Calibri" style:font-size-asian="11.5pt" style:font-style-asian="normal" style:font-weight-asian="bold" style:font-name-complex="Calibri" style:font-size-complex="11.5pt" style:font-style-complex="normal" style:font-weight-complex="bold"/>
    </style:style>
    <style:style style:name="P3" style:family="paragraph" style:parent-style-name="Standard">
      <style:paragraph-properties style:text-autospace="none"/>
    </style:style>
    <style:style style:name="P4" style:family="paragraph" style:parent-style-name="Standard" style:list-style-name="L1">
      <style:paragraph-properties style:text-autospace="none"/>
      <style:text-properties fo:color="#000000" style:text-line-through-style="none" style:font-name="Calibri" fo:font-size="11.5pt" fo:font-style="italic" style:text-underline-style="none" fo:font-weight="normal" style:font-name-asian="Calibri" style:font-size-asian="11.5pt" style:font-style-asian="italic" style:font-weight-asian="normal" style:font-name-complex="Calibri" style:font-size-complex="11.5pt" style:font-style-complex="italic" style:font-weight-complex="normal"/>
    </style:style>
    <style:style style:name="T1" style:family="text">
      <style:text-properties fo:color="#000000" style:text-line-through-style="none" style:font-name="Calibri" fo:font-size="11.5pt" fo:font-style="italic" style:text-underline-style="none" fo:font-weight="normal" style:font-name-asian="Calibri" style:font-size-asian="11.5pt" style:font-style-asian="italic" style:font-weight-asian="normal" style:font-name-complex="Calibri" style:font-size-complex="11.5pt" style:font-style-complex="italic" style:font-weight-complex="normal"/>
    </style:style>
    <style:style style:name="T2" style:family="text">
      <style:text-properties fo:color="#000000" style:font-name="Calibri" fo:font-size="11.5pt" fo:font-weight="bold" style:font-name-asian="Calibri" style:font-size-asian="11.5pt" style:font-weight-asian="bold" style:font-name-complex="Calibri" style:font-size-complex="11.5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ext:s/></text:span><text:span text:style-name="T1">Lab Report 4– Week 4- </text:span>Game Programming Project </text:p>
      <text:p text:style-name="P1">Drew Watson</text:p>
      <text:p text:style-name="P1">CSCI 125 Summer 14</text:p>
      <text:p text:style-name="P2"/>
      <text:p text:style-name="P2">Assignment Description </text:p>
      <text:p text:style-name="P1">In this assignment we had to to a tutorial and then modify the final product any way we pleased.</text:p>
      <text:p text:style-name="P1">There were a number of ways that I changed, coded and modified my game, Scrolling shooter. My game is a combination of the new tutorials, SS1 and 2, and the older one that was provided on the website.</text:p>
      <text:p text:style-name="P1">To name a few major ones is that I implemented:</text:p>
      <text:list xml:id="list43697333" text:style-name="L1">
        <text:list-item>
          <text:list>
            <text:list-item>
              <text:p text:style-name="P4">A welcome message every time the game starts</text:p>
            </text:list-item>
            <text:list-item>
              <text:p text:style-name="P4">Added a different score mechanic:</text:p>
              <text:list>
                <text:list-item>
                  <text:p text:style-name="P4">I think the ship score is a bit different </text:p>
                </text:list-item>
                <text:list-item>
                  <text:p text:style-name="P4">If you are hit by a slow bullet you lose 2 points</text:p>
                </text:list-item>
                <text:list-item>
                  <text:p text:style-name="P4">If you are hit by a fast bullet you lose 4 points</text:p>
                </text:list-item>
                <text:list-item>
                  <text:p text:style-name="P4">If you run into enemy planes you lose 1 point</text:p>
                </text:list-item>
              </text:list>
            </text:list-item>
            <text:list-item>
              <text:p text:style-name="P4">My time line and enemy creation is a bit different</text:p>
              <text:list>
                <text:list-item>
                  <text:p text:style-name="P4">I have a coded enemy end line to my time line</text:p>
                </text:list-item>
                <text:list-item>
                  <text:p text:style-name="P4">When the time line ends and there are no enemies on screen the game starts to </text:p>
                  <text:p text:style-name="P4">place random enemies in place, essentially it is a combination of SS1 and SS2</text:p>
                </text:list-item>
              </text:list>
            </text:list-item>
            <text:list-item>
              <text:p text:style-name="P4">Added a Load and save mechanic, only tested it a bit.</text:p>
            </text:list-item>
            <text:list-item>
              <text:p text:style-name="P4">Added music</text:p>
            </text:list-item>
            <text:list-item>
              <text:p text:style-name="P4">Few other minor things here and there</text:p>
            </text:list-item>
            <text:list-item>
              <text:p text:style-name="P4">Wasn’t able to implement the alternate movement inputs and the view layer stuff</text:p>
            </text:list-item>
            <text:list-item>
              <text:p text:style-name="P4">There are somethings with the end menus that I added at the end that needs tweaking</text:p>
              <text:p text:style-name="P4"/>
            </text:list-item>
          </text:list>
        </text:list-item>
      </text:list>
      <text:p text:style-name="P2">Documents </text:p>
      <text:p text:style-name="P1">There should be a copy of my game lab and the other source material that I used</text:p>
      <text:p text:style-name="P2"/>
      <text:p text:style-name="P2">Assignment Testing </text:p>
      <text:p text:style-name="P1">I just ran through and play tested the game or tweaked it here and there to see where and if it crashed under the different circumstances</text:p>
      <text:p text:style-name="P2"/>
      <text:p text:style-name="P2">Assignment Evaluation </text:p>
      <text:p text:style-name="P1">I first tried to do the old tutorial and that was ok but a lot harder. Then when OI found the new one it was WAY easier. I got much more familiar with the DnD but also the direct coding stuff. The coding was only difficult in the fact that I couldn't find the exact code equivalent to the DnD actions. There is no unified list of all actions, functions,or variables. The GML overview was good but hard to navigate and kind of convoluted. That was the hardest thing, I wanted specific actions or words that would allow me to perform certain things like <text:s/>if this then proceed with next block of data. GM can be so easy going and yet right when you think or you shouldn’t be able to do something it lets you. It can be very frustrating an exhausting at time. At the same time it is nice to not have to worry about semi colons and certain language conventions.</text:p>
      <text:p text:style-name="P1">Also there is so much outdated info on the internet that it was only a successful hit like maybe 60 percent tf the time. Also doing it the old way made me run out of objects that I could us and It had me using numerical checks for the variables instead of booleans, which would have made more sense now that I think about it. Converting the midi file to a wav file was a hassle also but not to bad. In the end it was a good experience and I feel much more confident in GM:S over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15T03:01:23.10</meta:creation-date>
    <dc:date>2014-06-15T23:54:42.63</dc:date>
    <meta:editing-duration>PT36M7S</meta:editing-duration>
    <meta:editing-cycles>8</meta:editing-cycles>
    <meta:generator>OpenOffice.org/3.3$Win32 OpenOffice.org_project/330m20$Build-9567</meta:generator>
    <meta:document-statistic meta:table-count="0" meta:image-count="0" meta:object-count="0" meta:page-count="1" meta:paragraph-count="29" meta:word-count="564" meta:character-count="2838"/>
  </office:meta>
</office:document-meta>
</file>